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PersonService.StandardPersonService( PersonRepository person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ersonService.find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ersonService.sa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